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piece</text:p>
          </table:table-cell>
          <table:table-cell office:value-type="string">
            <text:p>part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 office:value-type="string">
            <text:p>height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sp</text:p>
          </table:table-cell>
          <table:table-cell table:number-columns-repeated="3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asp</text:p>
          </table:table-cell>
          <table:table-cell table:number-columns-repeated="3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f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rst grasp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s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ft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sp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after the rea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sp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this was needed after the first approa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f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sp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could I reach furth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s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this has to have the piece higher than the thrus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3-12-11T16:11:40</meta:creation-date>
    <dc:date>2013-12-11T16:57:20</dc:date>
    <dc:creator>Maurice Fallon</dc:creator>
    <meta:editing-duration>PT14M50S</meta:editing-duration>
    <meta:editing-cycles>1</meta:editing-cycles>
    <meta:document-statistic meta:table-count="3" meta:cell-count="77" meta:object-count="0"/>
    <meta:generator>LibreOffice/3.5$Linux_X86_64 LibreOffice_project/350m1$Build-2</meta:generator>
  </office:meta>
</office:document-meta>
</file>